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5648" officeooo:paragraph-rsid="000d56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ersonas :</text:p>
      <text:p text:style-name="P1"/>
      <text:p text:style-name="P1"><text:a xlink:type="simple" xlink:href="https://www.canva.com/design/DAFyEd9-feU/aubkNzM_DPYuv21TVu_ZCg/edit?utm_content=DAFyEd9-feU&amp;utm_campaign=designshare&amp;utm_medium=link2&amp;utm_source=sharebutton" text:style-name="Internet_20_link" text:visited-style-name="Visited_20_Internet_20_Link">https://www.canva.com/design/DAFyEd9-feU/aubkNzM_DPYuv21TVu_ZCg/edit?utm_content=DAFyEd9-feU&amp;utm_campaign=designshare&amp;utm_medium=link2&amp;utm_source=sharebutton</text:a></text:p>
      <text:p text:style-name="P1"/>
      <text:p text:style-name="P1"/>
      <text:p text:style-name="P1">Google forms :</text:p>
      <text:p text:style-name="P1"/>
      <text:p text:style-name="P1"><text:a xlink:type="simple" xlink:href="https://docs.google.com/forms/d/e/1FAIpQLSdHfn7PHkeZybZ-QuMQO8omRETMmLD0m55Bnqb4WLRM8Z64eQ/viewform?usp=sf_link" text:style-name="Internet_20_link" text:visited-style-name="Visited_20_Internet_20_Link">https://docs.google.com/forms/d/e/1FAIpQLSdHfn7PHkeZybZ-QuMQO8omRETMmLD0m55Bnqb4WLRM8Z64eQ/viewform?usp=sf_link</text:a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30:48.423290389</meta:creation-date>
    <dc:date>2023-10-25T16:40:23.989912792</dc:date>
    <meta:editing-duration>PT9M36S</meta:editing-duration>
    <meta:editing-cycles>1</meta:editing-cycles>
    <meta:document-statistic meta:table-count="0" meta:image-count="0" meta:object-count="0" meta:page-count="1" meta:paragraph-count="4" meta:word-count="8" meta:character-count="296" meta:non-whitespace-character-count="292"/>
    <meta:generator>LibreOffice/7.5.4.2$Linux_X86_64 LibreOffice_project/36ccfdc35048b057fd9854c757a8b67ec53977b6</meta:generator>
  </office:meta>
</office:document-meta>
</file>